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dash" draw:stroke-dash="Fine_20_Dotted" draw:textarea-horizontal-align="center" draw:textarea-vertical-align="middle"/>
    </style:style>
    <style:style style:name="P1" style:family="paragraph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FreeSerif" style:font-family-generic="roman" style:font-pitch="variable" fo:font-style="italic" style:font-style-asian="italic" style:font-style-complex="italic"/>
    </style:style>
    <style:style style:name="T1" style:family="text">
      <style:text-properties fo:font-family="'Times New Roman'" style:font-style-name="Обычный" style:font-family-generic="roman" style:font-pitch="variable" fo:font-size="16pt" fo:font-style="italic" style:font-family-asian="'Times New Roman'" style:font-style-name-asian="Обычный" style:font-family-generic-asian="roman" style:font-pitch-asian="variable" style:font-size-asian="16pt" style:font-style-asian="italic" style:font-family-complex="'Times New Roman'" style:font-style-name-complex="Обычный" style:font-family-generic-complex="roman" style:font-pitch-complex="variable" style:font-size-complex="16pt" style:font-style-complex="italic" style:text-overline-style="none" style:text-overline-color="font-color"/>
    </style:style>
    <style:style style:name="T2" style:family="text">
      <style:text-properties style:text-position="sub 58%"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4" style:family="text">
      <style:text-properties style:text-position="sub 58%" fo:font-family="FreeSerif" style:font-family-generic="roman" style:font-pitch="variable" fo:font-size="16pt" fo:font-style="italic" style:font-size-asian="16pt" style:font-style-asian="italic" style:font-weight-asian="normal" style:font-size-complex="16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g>
            <draw:frame draw:style-name="gr1" draw:text-style-name="P1" draw:layer="layout" svg:width="1.603cm" svg:height="1.093cm" svg:x="6.9cm" svg:y="2.827cm">
              <draw:text-box>
                <text:p><text:span text:style-name="T1">ŷ</text:span><text:span text:style-name="T2">k + 1 <text:s/></text:span></text:p>
              </draw:text-box>
            </draw:frame>
            <draw:frame draw:style-name="gr1" draw:text-style-name="P1" draw:layer="layout" svg:width="1.628cm" svg:height="1.093cm" svg:x="0.85cm" svg:y="4.778cm">
              <draw:text-box>
                <text:p><text:span text:style-name="T3">y</text:span><text:span text:style-name="T2">k <text:s/>- D</text:span><text:span text:style-name="T4">y</text:span></text:p>
              </draw:text-box>
            </draw:frame>
            <draw:custom-shape draw:style-name="gr2" draw:text-style-name="P2" draw:layer="layout" svg:width="4.45cm" svg:height="5cm" svg:x="2.25cm" svg:y="1.227cm">
              <text:p/>
              <draw:enhanced-geometry svg:viewBox="0 0 21600 21600" draw:type="rectangle" draw:enhanced-path="M 0 0 L 21600 0 21600 21600 0 21600 0 0 Z N"/>
            </draw:custom-shape>
            <draw:frame draw:style-name="gr1" draw:text-style-name="P1" draw:layer="layout" svg:width="1.446cm" svg:height="1.093cm" svg:x="0.85cm" svg:y="1.599cm">
              <draw:text-box>
                <text:p><text:span text:style-name="T3">u</text:span><text:span text:style-name="T2">k <text:s/>- 1</text:span></text:p>
              </draw:text-box>
            </draw:frame>
            <draw:frame draw:style-name="gr1" draw:text-style-name="P1" draw:layer="layout" svg:width="0.896cm" svg:height="1.093cm" svg:x="0.85cm" svg:y="3.177cm">
              <draw:text-box>
                <text:p><text:span text:style-name="T3">y</text:span><text:span text:style-name="T2">k</text:span></text:p>
              </draw:text-box>
            </draw:frame>
            <draw:g>
              <draw:custom-shape draw:style-name="gr2" draw:text-style-name="P2" draw:layer="layout" svg:width="0.35cm" svg:height="0.4cm" svg:x="3.35cm" svg:y="2.32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35cm" svg:height="0.4cm" svg:x="3.35cm" svg:y="3.92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35cm" svg:height="0.4cm" svg:x="4.55cm" svg:y="1.92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35cm" svg:height="0.4cm" svg:x="3.35cm" svg:y="5.52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35cm" svg:height="0.4cm" svg:x="3.35cm" svg:y="2.32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35cm" svg:height="0.4cm" svg:x="4.55cm" svg:y="2.72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35cm" svg:height="0.4cm" svg:x="4.55cm" svg:y="3.52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35cm" svg:height="0.4cm" svg:x="4.55cm" svg:y="5.12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35cm" svg:height="0.4cm" svg:x="6.15cm" svg:y="3.52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3" draw:text-style-name="P2" draw:layer="layout" svg:x1="1.35cm" svg:y1="1.727cm" svg:x2="3.35cm" svg:y2="1.727cm">
                <text:p/>
              </draw:line>
              <draw:line draw:style-name="gr3" draw:text-style-name="P2" draw:layer="layout" svg:x1="1.35cm" svg:y1="5.727cm" svg:x2="3.35cm" svg:y2="5.727cm">
                <text:p/>
              </draw:line>
              <draw:line draw:style-name="gr3" draw:text-style-name="P2" draw:layer="layout" svg:x1="2.55cm" svg:y1="5.727cm" svg:x2="3.35cm" svg:y2="4.177cm">
                <text:p/>
              </draw:line>
              <draw:line draw:style-name="gr3" draw:text-style-name="P2" draw:layer="layout" svg:x1="2.55cm" svg:y1="5.727cm" svg:x2="3.35cm" svg:y2="1.727cm">
                <text:p/>
              </draw:line>
              <draw:line draw:style-name="gr3" draw:text-style-name="P2" draw:layer="layout" svg:x1="2.5cm" svg:y1="1.727cm" svg:x2="3.35cm" svg:y2="2.527cm">
                <text:p/>
              </draw:line>
              <draw:line draw:style-name="gr3" draw:text-style-name="P2" draw:layer="layout" svg:x1="2.5cm" svg:y1="1.727cm" svg:x2="3.35cm" svg:y2="5.727cm">
                <text:p/>
              </draw:line>
              <draw:line draw:style-name="gr3" draw:text-style-name="P2" draw:layer="layout" svg:x1="3.7cm" svg:y1="2.527cm" svg:x2="4.55cm" svg:y2="2.127cm">
                <text:p/>
              </draw:line>
              <draw:line draw:style-name="gr3" draw:text-style-name="P2" draw:layer="layout" svg:x1="3.7cm" svg:y1="2.527cm" svg:x2="4.55cm" svg:y2="5.327cm">
                <text:p/>
              </draw:line>
              <draw:line draw:style-name="gr3" draw:text-style-name="P2" draw:layer="layout" svg:x1="3.7cm" svg:y1="2.527cm" svg:x2="4.55cm" svg:y2="3.727cm">
                <text:p/>
              </draw:line>
              <draw:line draw:style-name="gr3" draw:text-style-name="P2" draw:layer="layout" svg:x1="3.7cm" svg:y1="2.527cm" svg:x2="4.55cm" svg:y2="2.927cm">
                <text:p/>
              </draw:line>
              <draw:line draw:style-name="gr3" draw:text-style-name="P2" draw:layer="layout" svg:x1="3.7cm" svg:y1="4.127cm" svg:x2="4.55cm" svg:y2="2.927cm">
                <text:p/>
              </draw:line>
              <draw:line draw:style-name="gr3" draw:text-style-name="P2" draw:layer="layout" svg:x1="3.7cm" svg:y1="5.727cm" svg:x2="4.55cm" svg:y2="3.727cm">
                <text:p/>
              </draw:line>
              <draw:line draw:style-name="gr3" draw:text-style-name="P2" draw:layer="layout" svg:x1="3.7cm" svg:y1="5.727cm" svg:x2="4.55cm" svg:y2="5.327cm">
                <text:p/>
              </draw:line>
              <draw:line draw:style-name="gr3" draw:text-style-name="P2" draw:layer="layout" svg:x1="3.7cm" svg:y1="5.677cm" svg:x2="4.55cm" svg:y2="2.927cm">
                <text:p/>
              </draw:line>
              <draw:line draw:style-name="gr3" draw:text-style-name="P2" draw:layer="layout" svg:x1="3.7cm" svg:y1="5.727cm" svg:x2="4.55cm" svg:y2="2.127cm">
                <text:p/>
              </draw:line>
              <draw:line draw:style-name="gr3" draw:text-style-name="P2" draw:layer="layout" svg:x1="3.7cm" svg:y1="4.077cm" svg:x2="4.55cm" svg:y2="2.127cm">
                <text:p/>
              </draw:line>
              <draw:line draw:style-name="gr3" draw:text-style-name="P2" draw:layer="layout" svg:x1="3.7cm" svg:y1="4.127cm" svg:x2="4.55cm" svg:y2="5.327cm">
                <text:p/>
              </draw:line>
              <draw:line draw:style-name="gr3" draw:text-style-name="P2" draw:layer="layout" svg:x1="5.75cm" svg:y1="3.177cm" svg:x2="6.15cm" svg:y2="3.727cm">
                <text:p/>
              </draw:line>
              <draw:line draw:style-name="gr3" draw:text-style-name="P2" draw:layer="layout" svg:x1="5.75cm" svg:y1="3.527cm" svg:x2="6.15cm" svg:y2="3.727cm">
                <text:p/>
              </draw:line>
              <draw:line draw:style-name="gr3" draw:text-style-name="P2" draw:layer="layout" svg:x1="5.75cm" svg:y1="3.927cm" svg:x2="6.15cm" svg:y2="3.727cm">
                <text:p/>
              </draw:line>
              <draw:line draw:style-name="gr3" draw:text-style-name="P2" draw:layer="layout" svg:x1="5.75cm" svg:y1="4.377cm" svg:x2="6.15cm" svg:y2="3.727cm">
                <text:p/>
              </draw:line>
              <draw:line draw:style-name="gr3" draw:text-style-name="P2" draw:layer="layout" svg:x1="4.9cm" svg:y1="2.127cm" svg:x2="5.15cm" svg:y2="2.427cm">
                <text:p/>
              </draw:line>
              <draw:line draw:style-name="gr3" draw:text-style-name="P2" draw:layer="layout" svg:x1="4.9cm" svg:y1="2.127cm" svg:x2="5.1cm" svg:y2="2.627cm">
                <text:p/>
              </draw:line>
              <draw:line draw:style-name="gr3" draw:text-style-name="P2" draw:layer="layout" svg:x1="4.9cm" svg:y1="2.127cm" svg:x2="5.1cm" svg:y2="2.927cm">
                <text:p/>
              </draw:line>
              <draw:line draw:style-name="gr3" draw:text-style-name="P2" draw:layer="layout" svg:x1="4.9cm" svg:y1="2.927cm" svg:x2="5.15cm" svg:y2="3.227cm">
                <text:p/>
              </draw:line>
              <draw:line draw:style-name="gr3" draw:text-style-name="P2" draw:layer="layout" svg:x1="4.9cm" svg:y1="2.927cm" svg:x2="5.1cm" svg:y2="3.427cm">
                <text:p/>
              </draw:line>
              <draw:line draw:style-name="gr3" draw:text-style-name="P2" draw:layer="layout" svg:x1="4.9cm" svg:y1="2.927cm" svg:x2="5.1cm" svg:y2="3.727cm">
                <text:p/>
              </draw:line>
              <draw:line draw:style-name="gr3" draw:text-style-name="P2" draw:layer="layout" svg:x1="4.9cm" svg:y1="5.327cm" svg:x2="5.15cm" svg:y2="5.027cm">
                <text:p/>
              </draw:line>
              <draw:line draw:style-name="gr3" draw:text-style-name="P2" draw:layer="layout" svg:x1="4.9cm" svg:y1="5.327cm" svg:x2="5.1cm" svg:y2="4.827cm">
                <text:p/>
              </draw:line>
              <draw:line draw:style-name="gr3" draw:text-style-name="P2" draw:layer="layout" svg:x1="4.9cm" svg:y1="5.327cm" svg:x2="5.1cm" svg:y2="4.527cm">
                <text:p/>
              </draw:line>
              <draw:line draw:style-name="gr3" draw:text-style-name="P2" draw:layer="layout" svg:x1="4.9cm" svg:y1="3.727cm" svg:x2="5.15cm" svg:y2="3.427cm">
                <text:p/>
              </draw:line>
              <draw:line draw:style-name="gr3" draw:text-style-name="P2" draw:layer="layout" svg:x1="4.9cm" svg:y1="3.727cm" svg:x2="5.1cm" svg:y2="3.227cm">
                <text:p/>
              </draw:line>
              <draw:line draw:style-name="gr3" draw:text-style-name="P2" draw:layer="layout" svg:x1="4.9cm" svg:y1="3.727cm" svg:x2="5.1cm" svg:y2="2.927cm">
                <text:p/>
              </draw:line>
              <draw:line draw:style-name="gr3" draw:text-style-name="P2" draw:layer="layout" svg:x1="6.5cm" svg:y1="3.727cm" svg:x2="7.75cm" svg:y2="3.727cm">
                <text:p/>
              </draw:line>
              <draw:line draw:style-name="gr4" draw:text-style-name="P2" draw:layer="layout" svg:x1="3.5cm" svg:y1="2.827cm" svg:x2="3.5cm" svg:y2="3.827cm">
                <text:p/>
              </draw:line>
              <draw:line draw:style-name="gr4" draw:text-style-name="P2" draw:layer="layout" svg:x1="4.7cm" svg:y1="4.027cm" svg:x2="4.7cm" svg:y2="5.027cm">
                <text:p/>
              </draw:line>
              <draw:line draw:style-name="gr4" draw:text-style-name="P2" draw:layer="layout" svg:x1="5.3cm" svg:y1="3.727cm" svg:x2="5.75cm" svg:y2="3.727cm">
                <text:p/>
              </draw:line>
              <draw:custom-shape draw:style-name="gr2" draw:text-style-name="P2" draw:layer="layout" svg:width="0.35cm" svg:height="0.4cm" svg:x="3.35cm" svg:y="1.52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3" draw:text-style-name="P2" draw:layer="layout" svg:x1="1.35cm" svg:y1="2.527cm" svg:x2="3.35cm" svg:y2="2.527cm">
                <text:p/>
              </draw:line>
              <draw:line draw:style-name="gr3" draw:text-style-name="P2" draw:layer="layout" svg:x1="2.55cm" svg:y1="5.727cm" svg:x2="3.35cm" svg:y2="2.477cm">
                <text:p/>
              </draw:line>
              <draw:line draw:style-name="gr3" draw:text-style-name="P2" draw:layer="layout" svg:x1="1.35cm" svg:y1="4.127cm" svg:x2="3.35cm" svg:y2="4.127cm">
                <text:p/>
              </draw:line>
              <draw:line draw:style-name="gr3" draw:text-style-name="P3" draw:layer="layout" svg:x1="2.5cm" svg:y1="1.727cm" svg:x2="3.35cm" svg:y2="4.127cm">
                <text:p/>
              </draw:line>
              <draw:line draw:style-name="gr3" draw:text-style-name="P3" draw:layer="layout" svg:x1="2.5cm" svg:y1="4.127cm" svg:x2="3.35cm" svg:y2="1.727cm">
                <text:p/>
              </draw:line>
              <draw:line draw:style-name="gr3" draw:text-style-name="P3" draw:layer="layout" svg:x1="2.5cm" svg:y1="4.127cm" svg:x2="3.35cm" svg:y2="5.727cm">
                <text:p/>
              </draw:line>
              <draw:line draw:style-name="gr3" draw:text-style-name="P3" draw:layer="layout" svg:x1="2.5cm" svg:y1="4.127cm" svg:x2="3.35cm" svg:y2="2.527cm">
                <text:p/>
              </draw:line>
              <draw:line draw:style-name="gr3" draw:text-style-name="P3" draw:layer="layout" svg:x1="3.7cm" svg:y1="4.127cm" svg:x2="4.55cm" svg:y2="3.727cm">
                <text:p/>
              </draw:line>
              <draw:line draw:style-name="gr3" draw:text-style-name="P3" draw:layer="layout" svg:x1="3.7cm" svg:y1="1.727cm" svg:x2="4.55cm" svg:y2="2.127cm">
                <text:p/>
              </draw:line>
              <draw:line draw:style-name="gr3" draw:text-style-name="P3" draw:layer="layout" svg:x1="3.7cm" svg:y1="1.727cm" svg:x2="4.55cm" svg:y2="2.927cm">
                <text:p/>
              </draw:line>
              <draw:line draw:style-name="gr3" draw:text-style-name="P3" draw:layer="layout" svg:x1="3.7cm" svg:y1="1.727cm" svg:x2="4.55cm" svg:y2="3.727cm">
                <text:p/>
              </draw:line>
              <draw:line draw:style-name="gr3" draw:text-style-name="P3" draw:layer="layout" svg:x1="3.7cm" svg:y1="1.727cm" svg:x2="4.55cm" svg:y2="5.277cm">
                <text:p/>
              </draw:line>
              <draw:line draw:style-name="gr4" draw:text-style-name="P2" draw:layer="layout" svg:x1="3.5cm" svg:y1="4.427cm" svg:x2="3.5cm" svg:y2="5.427cm">
                <text:p/>
              </draw:line>
              <draw:line draw:style-name="gr4" draw:text-style-name="P2" draw:layer="layout" svg:x1="1.7cm" svg:y1="2.827cm" svg:x2="1.7cm" svg:y2="3.827cm">
                <text:p/>
              </draw:line>
              <draw:line draw:style-name="gr4" draw:text-style-name="P2" draw:layer="layout" svg:x1="1.7cm" svg:y1="4.427cm" svg:x2="1.7cm" svg:y2="5.427cm">
                <text:p/>
              </draw:line>
              <draw:line draw:style-name="gr3" draw:text-style-name="P3" draw:layer="layout" svg:x1="2.5cm" svg:y1="2.527cm" svg:x2="3.35cm" svg:y2="1.727cm">
                <text:p/>
              </draw:line>
              <draw:line draw:style-name="gr3" draw:text-style-name="P3" draw:layer="layout" svg:x1="2.5cm" svg:y1="2.527cm" svg:x2="3.35cm" svg:y2="4.077cm">
                <text:p/>
              </draw:line>
              <draw:line draw:style-name="gr3" draw:text-style-name="P3" draw:layer="layout" svg:x1="2.5cm" svg:y1="2.527cm" svg:x2="3.35cm" svg:y2="5.677cm">
                <text:p/>
              </draw:line>
            </draw:g>
            <draw:frame draw:style-name="gr1" draw:text-style-name="P1" draw:layer="layout" svg:width="0.93cm" svg:height="1.093cm" svg:x="0.85cm" svg:y="0.7cm">
              <draw:text-box>
                <text:p><text:span text:style-name="T3">u</text:span><text:span text:style-name="T2">k</text:span></text:p>
              </draw:text-box>
            </draw:frame>
            <draw:line draw:style-name="gr5" draw:text-style-name="P2" draw:layer="layout" svg:x1="2.25cm" svg:y1="6.45cm" svg:x2="6.7cm" svg:y2="6.45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9-24T00:32:20</meta:creation-date>
    <dc:date>2010-12-26T23:12:08</dc:date>
    <meta:editing-duration>PT04H27M30S</meta:editing-duration>
    <meta:editing-cycles>18</meta:editing-cycles>
    <meta:generator>OpenOffice.org/3.2$Unix OpenOffice.org_project/320m12$Build-9483</meta:generator>
    <meta:document-statistic meta:object-count="75"/>
  </office:meta>
</office:document-meta>
</file>